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0000" fo:border="0.74pt solid #000000"/>
    </style:style>
    <style:style style:name="ce4" style:family="table-cell" style:parent-style-name="Default">
      <style:table-cell-properties fo:background-color="#b4c7dc" fo:border="0.74pt solid #000000"/>
    </style:style>
    <style:style style:name="ce8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w0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</table:table-row>
        <table:table-row table:style-name="ro1"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$H$2]+([.A2]*[.$I$2])+([.B2]*[.$J$2])+([.C2]*[.$K$2])+([.D2]*[.$L$2])" office:value-type="float" office:value="1.95" calcext:value-type="float">
            <text:p>1,95</text:p>
          </table:table-cell>
          <table:table-cell table:style-name="ce2" office:value-type="string" calcext:value-type="string">
            <text:p><text:s text:c="3"/>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-0.4" calcext:value-type="float">
            <text:p>-0,4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-1" calcext:value-type="float">
            <text:p>-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[.$H$2]+([.A3]*[.$I$2])+([.B3]*[.$J$2])+([.C3]*[.$K$2])+([.D3]*[.$L$2])" office:value-type="float" office:value="1.65" calcext:value-type="float">
            <text:p>1,6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[.$H$2]+([.A4]*[.$I$2])+([.B4]*[.$J$2])+([.C4]*[.$K$2])+([.D4]*[.$L$2])" office:value-type="float" office:value="0.5" calcext:value-type="float">
            <text:p>0,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$H$2]+([.A5]*[.$I$2])+([.B5]*[.$J$2])+([.C5]*[.$K$2])+([.D5]*[.$L$2])" office:value-type="float" office:value="-0.7" calcext:value-type="float">
            <text:p>-0,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0.5" calcext:value-type="float">
            <text:p>0,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[.$H$2]+([.A6]*[.$I$2])+([.B6]*[.$J$2])+([.C6]*[.$K$2])+([.D6]*[.$L$2])" office:value-type="float" office:value="0.3" calcext:value-type="float">
            <text:p>0,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float" office:value="-0.5" calcext:value-type="float">
            <text:p>-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$H$2]+([.A7]*[.$I$2])+([.B7]*[.$J$2])+([.C7]*[.$K$2])+([.D7]*[.$L$2])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-0.5" calcext:value-type="float">
            <text:p>-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-0.5" calcext:value-type="float">
            <text:p>-0,5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[.$H$2]+([.A8]*[.$I$2])+([.B8]*[.$J$2])+([.C8]*[.$K$2])+([.D8]*[.$L$2])" office:value-type="float" office:value="1.45" calcext:value-type="float">
            <text:p>1,4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$H$2]+([.A9]*[.$I$2])+([.B9]*[.$J$2])+([.C9]*[.$K$2])+([.D9]*[.$L$2])" office:value-type="float" office:value="0.45" calcext:value-type="float">
            <text:p>0,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table:style-name="ce2" office:value-type="float" office:value="0.5" calcext:value-type="float">
            <text:p>0,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formula="of:=[.$H$2]+([.A10]*[.$I$2])+([.B10]*[.$J$2])+([.C10]*[.$K$2])+([.D10]*[.$L$2])" office:value-type="float" office:value="-0.25" calcext:value-type="float">
            <text:p>-0,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$H$2]+([.A11]*[.$I$2])+([.B11]*[.$J$2])+([.C11]*[.$K$2])+([.D11]*[.$L$2])" office:value-type="float" office:value="0.2" calcext:value-type="float">
            <text:p>0,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itiv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P=4</text:p>
          </table:table-cell>
          <table:table-cell office:value-type="string" calcext:value-type="string">
            <text:p>FP=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ativ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N=1</text:p>
          </table:table-cell>
          <table:table-cell office:value-type="string" calcext:value-type="string">
            <text:p>FN=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Tasa de aciertos=(VP+VN)/(VP+VN+FP+FN)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ensibilidad=VP/(VP+FN)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specificidad=VN/(FP+VN)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recisión=VP/(VP+FP)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¿Se deja como ejercicio que aplique como función de activación la función signo</text:p>
          </table:table-cell>
          <table:table-cell table:number-columns-repeated="11"/>
        </table:table-row>
      </table:table>
      <table:table table:name="Hoja2" table:style-name="ta1">
        <table:table-column table:style-name="co1" table:number-columns-repeated="5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w0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mu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$F$2]+([.A2]*[.$G$2])+([.B2]*[.$H$2])"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2" table:style-name="ce2" office:value-type="float" office:value="-0.1" calcext:value-type="float">
            <text:p>-0,1</text:p>
          </table:table-cell>
          <table:table-cell table:style-name="ce2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formula="of:=[.$F$2]+([.A3]*[.$G$2])+([.B3]*[.$H$2])" office:value-type="float" office:value="0.2" calcext:value-type="float">
            <text:p>0,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formula="of:=[.$F$2]+([.A4]*[.$G$2])+([.B4]*[.$H$2])" office:value-type="float" office:value="0.2" calcext:value-type="float">
            <text:p>0,2</text:p>
          </table:table-cell>
          <table:table-cell table:style-name="ce8" office:value-type="float" office:value="1" calcext:value-type="float">
            <text:p>1</text:p>
          </table:table-cell>
          <table:table-cell table:formula="of:=0.1+[.I2]*(1-0)*1" office:value-type="float" office:value="0.2" calcext:value-type="float">
            <text:p>0,2</text:p>
          </table:table-cell>
          <table:table-cell table:formula="of:=-0.1+[.I2]*(1-0)*1" office:value-type="float" office:value="0" calcext:value-type="float">
            <text:p>0</text:p>
          </table:table-cell>
          <table:table-cell table:formula="of:=-0.1+([.I2]*(1-0)*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F$2]+([.A5]*[.$G$2])+([.B5]*[.$H$2])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Como función de activación vamos a tomar la función umbral</text:p>
          </table:table-cell>
          <table:table-cell table:style-name="Default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7:47:58.170411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12:08:05.213627300</meta:creation-date>
    <dc:date>2025-12-02T18:02:53.297873300</dc:date>
    <meta:editing-duration>PT1H3M4S</meta:editing-duration>
    <meta:editing-cycles>5</meta:editing-cycles>
    <meta:generator>LibreOffice/25.8.3.2$Windows_X86_64 LibreOffice_project/8ca8d55c161d602844f5428fa4b58097424e324e</meta:generator>
    <meta:document-statistic meta:table-count="2" meta:cell-count="145" meta:object-count="0"/>
  </office:meta>
</office:document-meta>
</file>